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language="fr" fo:country="FR" officeooo:paragraph-rsid="0007b43a"/>
    </style:style>
    <style:style style:name="P2" style:family="paragraph" style:parent-style-name="support_5f_texte">
      <style:text-properties fo:language="fr" fo:country="FR" officeooo:paragraph-rsid="0007b43a"/>
    </style:style>
    <style:style style:name="P3" style:family="paragraph" style:parent-style-name="support_5f_texte">
      <style:text-properties officeooo:paragraph-rsid="0007b43a"/>
    </style:style>
    <style:style style:name="P4" style:family="paragraph" style:parent-style-name="support_5f_code">
      <style:text-properties fo:language="fr" fo:country="FR" officeooo:paragraph-rsid="0007b43a"/>
    </style:style>
    <style:style style:name="P5" style:family="paragraph" style:parent-style-name="support_5f_code">
      <style:text-properties officeooo:paragraph-rsid="0007b43a"/>
    </style:style>
    <style:style style:name="T1" style:family="text">
      <style:text-properties fo:language="fr" fo:country="F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h text:style-name="P1" text:outline-level="2"><text:bookmark-start text:name="__RefHeading__18044_320015457"/>- OBJETS DE LA BASE<text:bookmark-end text:name="__RefHeading__18044_320015457"/></text:h>
      <text:p text:style-name="P2"/>
      <text:p text:style-name="P2">## Créez une nouvelle base de données nommée 'temporaire'</text:p>
      <text:p text:style-name="P2"/>
      <text:p text:style-name="P5"><text:span text:style-name="syntax_5f_alpha_20_syntax_5f_alpha_5f_reservedword"><text:span text:style-name="T1">CREATE</text:span></text:span><text:span text:style-name="syntax"><text:span text:style-name="T1"> </text:span></text:span><text:span text:style-name="syntax_5f_alpha_20_syntax_5f_alpha_5f_reservedword"><text:span text:style-name="T1">DATABASE</text:span></text:span><text:span text:style-name="syntax"><text:span text:style-name="T1"> </text:span></text:span><text:span text:style-name="syntax_5f_quote_20_syntax_5f_quote_5f_backtick"><text:span text:style-name="T1">temporaire</text:span></text:span><text:span text:style-name="syntax"><text:span text:style-name="T1"> </text:span></text:span></text:p>
      <text:p text:style-name="P5"><text:span text:style-name="T1">DEFAULT CHARACTER SET utf8 COLLATE utf8_unicode_ci</text:span><text:span text:style-name="syntax_5f_punct_20_syntax_5f_punct_5f_queryend"><text:span text:style-name="T1">;</text:span></text:span></text:p>
      <text:p text:style-name="P3"><text:span text:style-name="syntax_5f_punct_20_syntax_5f_punct_5f_queryend"><text:span text:style-name="T1"/></text:span></text:p>
      <text:p text:style-name="P5"><text:span text:style-name="syntax_5f_punct_20_syntax_5f_punct_5f_queryend"><text:span text:style-name="T1">USE temporaire;</text:span></text:span></text:p>
      <text:p text:style-name="P2"/>
      <text:p text:style-name="P2"/>
      <text:p text:style-name="P2"/>
      <text:p text:style-name="P2">## Créez une table villes(#<text:span text:style-name="T2">id_ville</text:span>, cp, nom_ville)</text:p>
      <text:p text:style-name="P2"/>
      <text:p text:style-name="P4">CREATE TABLE villes (</text:p>
      <text:p text:style-name="P4"><text:s text:c="2"/>id_ville INTEGER UNSIGNED NOT NULL AUTO_INCREMENT,</text:p>
      <text:p text:style-name="P4"><text:s text:c="2"/>cp CHAR(5) NOT NULL,</text:p>
      <text:p text:style-name="P4"><text:s text:c="2"/>nom_ville VARCHAR(45) NOT NULL,</text:p>
      <text:p text:style-name="P4"><text:s text:c="2"/>PRIMARY KEY (id_ville)</text:p>
      <text:p text:style-name="P4">)</text:p>
      <text:p text:style-name="P4">ENGINE = InnoDB</text:p>
      <text:p text:style-name="P4">CHARACTER SET utf8 COLLATE utf8_unicode_ci;</text:p>
      <text:p text:style-name="P2"/>
      <text:p text:style-name="P2">## Détruisez la table [villes]</text:p>
      <text:p text:style-name="P2"/>
      <text:p text:style-name="P4">DROP TABLE villes;</text:p>
      <text:p text:style-name="P2"/>
      <text:p text:style-name="P2"/>
      <text:p text:style-name="P2"/>
      <text:p text:style-name="P2">## Détruisez la BD [temporaire]</text:p>
      <text:p text:style-name="P2"/>
      <text:p text:style-name="P4">DROP DATABASE temporaire;</text:p>
      <text:p text:style-name="P2"/>
      <text:p text:style-name="P2"/>
      <text:p text:style-name="P2"/>
      <text:p text:style-name="P2">## Créez une table mois dans la base [cours]</text:p>
      <text:p text:style-name="P2"/>
      <text:p text:style-name="P2">## mois(<text:span text:style-name="T3">id_mois</text:span>, num_mois, nom_mois)</text:p>
      <text:p text:style-name="P2"/>
      <text:p text:style-name="P4">CREATE TABLE mois (</text:p>
      <text:p text:style-name="P4"><text:s/>id_mois int(10) unsigned NOT NULL AUTO_INCREMENT,</text:p>
      <text:p text:style-name="P4"><text:s/>num_mois tinyint(3) unsigned NOT NULL,</text:p>
      <text:p text:style-name="P4"><text:s/>nom_mois varchar(9) NOT NULL,</text:p>
      <text:p text:style-name="P4"><text:s/>PRIMARY KEY (id_mois),</text:p>
      <text:p text:style-name="P4"><text:s/>UNIQUE KEY index_num_mois_unique (num_mois),</text:p>
      <text:p text:style-name="P4"><text:s/>UNIQUE KEY index_nom_mois_unique (nom_mois) USING BTREE</text:p>
      <text:p text:style-name="P4">) ENGINE=InnoDB DEFAULT CHARSET=utf8 COLLATE=utf8_unicode_ci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pport_5f_texte" style:display-name="support_texte" style:family="paragraph" style:parent-style-name="Standard">
      <style:text-properties style:font-name="Verdana" fo:font-family="Verdana" style:font-family-generic="swiss" style:font-pitch="variable" fo:font-size="10pt" style:font-size-asian="10pt" style:font-name-complex="Verdana" style:font-family-complex="Verdana" style:font-family-generic-complex="swiss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ffff00" draw:opacity="100%"/>
      <style:paragraph-properties fo:margin-left="1.016cm" fo:margin-right="0cm" fo:margin-top="0.423cm" fo:margin-bottom="0.106cm" loext:contextual-spacing="false" fo:text-indent="-1.016cm" style:auto-text-indent="false" fo:background-color="#ffff00" fo:padding-left="0cm" fo:padding-right="0cm" fo:padding-top="0.035cm" fo:padding-bottom="0cm" fo:border-left="none" fo:border-right="none" fo:border-top="0.51pt solid #000000" fo:border-bottom="none" fo:keep-with-next="always">
        <style:tab-stops>
          <style:tab-stop style:position="1.501cm"/>
        </style:tab-stops>
      </style:paragraph-properties>
      <style:text-properties fo:font-variant="small-caps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support_5f_code" style:display-name="support_code" style:family="paragraph" style:parent-style-name="Standard">
      <style:paragraph-properties fo:padding-left="0.141cm" fo:padding-right="0cm" fo:padding-top="0cm" fo:padding-bottom="0cm" fo:border-left="0.99pt solid #808080" fo:border-right="none" fo:border-top="none" fo:border-bottom="none"/>
      <style:text-properties style:font-name="Courier New" fo:font-family="'Courier New'" style:font-family-generic="modern" fo:font-size="9pt" style:font-size-asian="9pt" style:font-name-complex="Courier New" style:font-family-complex="'Courier New'" style:font-family-generic-complex="modern"/>
    </style:style>
    <style:style style:name="WW-Police_20_par_20_défaut" style:display-name="WW-Police par défaut" style:family="text"/>
    <style:style style:name="syntax_5f_alpha_20_syntax_5f_alpha_5f_reservedword" style:display-name="syntax_alpha syntax_alpha_reservedword" style:family="text" style:parent-style-name="WW-Police_20_par_20_défaut"/>
    <style:style style:name="syntax" style:family="text" style:parent-style-name="WW-Police_20_par_20_défaut"/>
    <style:style style:name="syntax_5f_quote_20_syntax_5f_quote_5f_backtick" style:display-name="syntax_quote syntax_quote_backtick" style:family="text" style:parent-style-name="WW-Police_20_par_20_défaut"/>
    <style:style style:name="syntax_5f_punct_20_syntax_5f_punct_5f_queryend" style:display-name="syntax_punct syntax_punct_queryend" style:family="text" style:parent-style-name="WW-Police_20_par_20_défau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8T11:19:11.453000000</meta:creation-date>
    <dc:date>2020-08-28T11:19:59.484000000</dc:date>
    <meta:editing-duration>PT48S</meta:editing-duration>
    <meta:editing-cycles>1</meta:editing-cycles>
    <meta:document-statistic meta:table-count="0" meta:image-count="0" meta:object-count="0" meta:page-count="1" meta:paragraph-count="28" meta:word-count="128" meta:character-count="938" meta:non-whitespace-character-count="823"/>
    <meta:generator>LibreOffice/6.2.4.2$Windows_X86_64 LibreOffice_project/2412653d852ce75f65fbfa83fb7e7b669a126d64</meta:generator>
  </office:meta>
</office:document-meta>
</file>